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4.9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_M_exp64</text:p>
          </table:table-cell>
          <table:table-cell office:value-type="string" calcext:value-type="string">
            <text:p>4_M.v1.l1.ds0.l_combo0.ds_combo2.idays60.odays1</text:p>
          </table:table-cell>
          <table:table-cell office:value-type="float" office:value="0.0167375672608614" calcext:value-type="float">
            <text:p>0.01673756726086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2]/[.G2]" office:value-type="float" office:value="0.0756302521008403" calcext:value-type="float">
            <text:p>0.07563025210084</text:p>
          </table:table-cell>
          <table:table-cell table:formula="of:=[.D2]*[.H2]" office:value-type="float" office:value="0.00126586643149372" calcext:value-type="float">
            <text:p>0.001265866431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_AF_exp32</text:p>
          </table:table-cell>
          <table:table-cell office:value-type="string" calcext:value-type="string">
            <text:p>4_AF.v1.l1.ds0.l_combo1.ds_combo2.idays60.odays1</text:p>
          </table:table-cell>
          <table:table-cell office:value-type="float" office:value="0.0150281889364123" calcext:value-type="float">
            <text:p>0.0150281889364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3]/[.G3]" office:value-type="float" office:value="0.0756302521008403" calcext:value-type="float">
            <text:p>0.07563025210084</text:p>
          </table:table-cell>
          <table:table-cell table:formula="of:=[.D3]*[.H3]" office:value-type="float" office:value="0.00113658571787992" calcext:value-type="float">
            <text:p>0.00113658571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_J_exp32</text:p>
          </table:table-cell>
          <table:table-cell office:value-type="string" calcext:value-type="string">
            <text:p>4_J.v1.l1.ds0.l_combo2.ds_combo2.idays60.odays1</text:p>
          </table:table-cell>
          <table:table-cell office:value-type="float" office:value="0.0132823754101992" calcext:value-type="float">
            <text:p>0.01328237541019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4]/[.G4]" office:value-type="float" office:value="0.0756302521008403" calcext:value-type="float">
            <text:p>0.07563025210084</text:p>
          </table:table-cell>
          <table:table-cell table:formula="of:=[.D4]*[.H4]" office:value-type="float" office:value="0.00100454940077137" calcext:value-type="float">
            <text:p>0.001004549400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_B_exp8</text:p>
          </table:table-cell>
          <table:table-cell office:value-type="string" calcext:value-type="string">
            <text:p>4_B.v1.l1.ds0.l_combo3.ds_combo2.idays60.odays1</text:p>
          </table:table-cell>
          <table:table-cell office:value-type="float" office:value="0.0135359363630414" calcext:value-type="float">
            <text:p>0.01353593636304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5]/[.G5]" office:value-type="float" office:value="0.0756302521008403" calcext:value-type="float">
            <text:p>0.07563025210084</text:p>
          </table:table-cell>
          <table:table-cell table:formula="of:=[.D5]*[.H5]" office:value-type="float" office:value="0.00102372627955775" calcext:value-type="float">
            <text:p>0.001023726279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_B_exp32</text:p>
          </table:table-cell>
          <table:table-cell office:value-type="string" calcext:value-type="string">
            <text:p>4_B.v1.l1.ds0.l_combo4.ds_combo2.idays60.odays1</text:p>
          </table:table-cell>
          <table:table-cell office:value-type="float" office:value="0.0155546898022294" calcext:value-type="float">
            <text:p>0.0155546898022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6]/[.G6]" office:value-type="float" office:value="0.0756302521008403" calcext:value-type="float">
            <text:p>0.07563025210084</text:p>
          </table:table-cell>
          <table:table-cell table:formula="of:=[.D6]*[.H6]" office:value-type="float" office:value="0.00117640511109298" calcext:value-type="float">
            <text:p>0.0011764051110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_AF_exp64</text:p>
          </table:table-cell>
          <table:table-cell office:value-type="string" calcext:value-type="string">
            <text:p>4_AF.v1.l1.ds0.l_combo5.ds_combo2.idays60.odays1</text:p>
          </table:table-cell>
          <table:table-cell office:value-type="float" office:value="0.0198553800582886" calcext:value-type="float">
            <text:p>0.01985538005828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7]/[.G7]" office:value-type="float" office:value="0.0756302521008403" calcext:value-type="float">
            <text:p>0.07563025210084</text:p>
          </table:table-cell>
          <table:table-cell table:formula="of:=[.D7]*[.H7]" office:value-type="float" office:value="0.00150166739936636" calcext:value-type="float">
            <text:p>0.0015016673993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_B_exp32</text:p>
          </table:table-cell>
          <table:table-cell office:value-type="string" calcext:value-type="string">
            <text:p>4_B.v1.l1.ds0.l_combo6.ds_combo2.idays30.odays1</text:p>
          </table:table-cell>
          <table:table-cell office:value-type="float" office:value="0.00271672382950783" calcext:value-type="float">
            <text:p>0.002716723829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F8]/[.G8]" office:value-type="float" office:value="0.00840336134453782" calcext:value-type="float">
            <text:p>0.008403361344538</text:p>
          </table:table-cell>
          <table:table-cell table:formula="of:=[.D8]*[.H8]" office:value-type="float" office:value="0.0000228296120126708" calcext:value-type="float">
            <text:p>2.2829612012670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_J_exp64</text:p>
          </table:table-cell>
          <table:table-cell office:value-type="string" calcext:value-type="string">
            <text:p>4_J.v1.l1.ds0.l_combo7.ds_combo2.idays60.odays1</text:p>
          </table:table-cell>
          <table:table-cell office:value-type="float" office:value="0.0147983757779002" calcext:value-type="float">
            <text:p>0.014798375777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9]/[.G9]" office:value-type="float" office:value="0.0756302521008403" calcext:value-type="float">
            <text:p>0.07563025210084</text:p>
          </table:table-cell>
          <table:table-cell table:formula="of:=[.D9]*[.H9]" office:value-type="float" office:value="0.00111920489076556" calcext:value-type="float">
            <text:p>0.0011192048907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_B_exp64</text:p>
          </table:table-cell>
          <table:table-cell office:value-type="string" calcext:value-type="string">
            <text:p>4_B.v1.l1.ds0.l_combo8.ds_combo2.idays30.odays1</text:p>
          </table:table-cell>
          <table:table-cell office:value-type="float" office:value="0.014450310729444" calcext:value-type="float">
            <text:p>0.0144503107294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10]/[.G10]" office:value-type="float" office:value="0.0756302521008403" calcext:value-type="float">
            <text:p>0.07563025210084</text:p>
          </table:table-cell>
          <table:table-cell table:formula="of:=[.D10]*[.H10]" office:value-type="float" office:value="0.00109288064340333" calcext:value-type="float">
            <text:p>0.001092880643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_V_exp32</text:p>
          </table:table-cell>
          <table:table-cell office:value-type="string" calcext:value-type="string">
            <text:p>4_V.v1.l1.ds0.l_combo9.ds_combo2.idays30.odays1</text:p>
          </table:table-cell>
          <table:table-cell office:value-type="float" office:value="0.0120333936065435" calcext:value-type="float">
            <text:p>0.01203339360654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formula="of:=[.F11]/[.G11]" office:value-type="float" office:value="0.0420168067226891" calcext:value-type="float">
            <text:p>0.042016806722689</text:p>
          </table:table-cell>
          <table:table-cell table:formula="of:=[.D11]*[.H11]" office:value-type="float" office:value="0.000505604773384182" calcext:value-type="float">
            <text:p>0.000505604773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_J_exp64</text:p>
          </table:table-cell>
          <table:table-cell office:value-type="string" calcext:value-type="string">
            <text:p>4_J.v1.l1.ds0.l_combo10.ds_combo2.idays30.odays1</text:p>
          </table:table-cell>
          <table:table-cell office:value-type="float" office:value="0.0209047552198172" calcext:value-type="float">
            <text:p>0.0209047552198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formula="of:=[.F12]/[.G12]" office:value-type="float" office:value="0.0420168067226891" calcext:value-type="float">
            <text:p>0.042016806722689</text:p>
          </table:table-cell>
          <table:table-cell table:formula="of:=[.D12]*[.H12]" office:value-type="float" office:value="0.000878351059656183" calcext:value-type="float">
            <text:p>0.000878351059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_AF_exp64</text:p>
          </table:table-cell>
          <table:table-cell office:value-type="string" calcext:value-type="string">
            <text:p>4_AF.v1.l1.ds0.l_combo11.ds_combo2.idays60.odays1</text:p>
          </table:table-cell>
          <table:table-cell office:value-type="float" office:value="0.0130277806892991" calcext:value-type="float">
            <text:p>0.01302778068929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13]/[.G13]" office:value-type="float" office:value="0.0756302521008403" calcext:value-type="float">
            <text:p>0.07563025210084</text:p>
          </table:table-cell>
          <table:table-cell table:formula="of:=[.D13]*[.H13]" office:value-type="float" office:value="0.000985294337846151" calcext:value-type="float">
            <text:p>0.0009852943378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_M_exp32</text:p>
          </table:table-cell>
          <table:table-cell office:value-type="string" calcext:value-type="string">
            <text:p>4_M.v1.l1.ds0.l_combo12.ds_combo2.idays30.odays1</text:p>
          </table:table-cell>
          <table:table-cell office:value-type="float" office:value="0.0132514070719481" calcext:value-type="float">
            <text:p>0.0132514070719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14]/[.G14]" office:value-type="float" office:value="0.0756302521008403" calcext:value-type="float">
            <text:p>0.07563025210084</text:p>
          </table:table-cell>
          <table:table-cell table:formula="of:=[.D14]*[.H14]" office:value-type="float" office:value="0.00100220725754229" calcext:value-type="float">
            <text:p>0.0010022072575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_V_exp64</text:p>
          </table:table-cell>
          <table:table-cell office:value-type="string" calcext:value-type="string">
            <text:p>4_V.v1.l1.ds0.l_combo13.ds_combo2.idays30.odays1</text:p>
          </table:table-cell>
          <table:table-cell office:value-type="float" office:value="0.016277888789773" calcext:value-type="float">
            <text:p>0.01627788878977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15]/[.G15]" office:value-type="float" office:value="0.0756302521008403" calcext:value-type="float">
            <text:p>0.07563025210084</text:p>
          </table:table-cell>
          <table:table-cell table:formula="of:=[.D15]*[.H15]" office:value-type="float" office:value="0.00123110083283997" calcext:value-type="float">
            <text:p>0.00123110083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_B_exp32</text:p>
          </table:table-cell>
          <table:table-cell office:value-type="string" calcext:value-type="string">
            <text:p>4_B.v1.l1.ds0.l_combo14.ds_combo2.idays30.odays1</text:p>
          </table:table-cell>
          <table:table-cell office:value-type="float" office:value="0.0136112151667476" calcext:value-type="float">
            <text:p>0.0136112151667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formula="of:=[.F16]/[.G16]" office:value-type="float" office:value="0.0756302521008403" calcext:value-type="float">
            <text:p>0.07563025210084</text:p>
          </table:table-cell>
          <table:table-cell table:formula="of:=[.D16]*[.H16]" office:value-type="float" office:value="0.0010294196344599" calcext:value-type="float">
            <text:p>0.0010294196344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formula="of:=SUM([.F2:.F16])" office:value-type="float" office:value="119" calcext:value-type="float">
            <text:p>119</text:p>
          </table:table-cell>
          <table:table-cell table:number-columns-repeated="2"/>
          <table:table-cell table:formula="of:=SUM([.I2:.I16])" office:value-type="float" office:value="0.0149756933820723" calcext:value-type="float">
            <text:p>0.01497569338207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MIN([.D2:.D16])" office:value-type="float" office:value="0.00271672382950783" calcext:value-type="float">
            <text:p>0.002716723829508</text:p>
          </table:table-cell>
          <table:table-cell table:formula="of:=MAX([.D2:.D16])" office:value-type="float" office:value="0.0209047552198172" calcext:value-type="float">
            <text:p>0.0209047552198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6:52:34.291670450</dc:date>
    <meta:editing-duration>PT6M22S</meta:editing-duration>
    <meta:editing-cycles>1</meta:editing-cycles>
    <meta:document-statistic meta:table-count="1" meta:cell-count="150" meta:object-count="0"/>
    <meta:generator>LibreOffice/6.0.7.3$Linux_X86_64 LibreOffice_project/00m0$Build-3</meta:generator>
  </office:meta>
</office:document-meta>
</file>